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89a83" officeooo:paragraph-rsid="00289a83"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a26ed" officeooo:paragraph-rsid="002a26ed"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beff4" officeooo:paragraph-rsid="002beff4"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c8301" officeooo:paragraph-rsid="002c8301"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d2845" officeooo:paragraph-rsid="002d2845"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e8d7e" officeooo:paragraph-rsid="002e8d7e"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fc1bb" officeooo:paragraph-rsid="002fc1bb" style:font-style-asian="normal" style:font-weight-asian="normal"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06623" officeooo:paragraph-rsid="00306623"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193ad" officeooo:paragraph-rsid="003193ad"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3284a" officeooo:paragraph-rsid="0033284a"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46c38" officeooo:paragraph-rsid="00346c38"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46c38"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5947d"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69f32" officeooo:paragraph-rsid="00369f32" style:font-style-asian="normal" style:font-weight-asian="normal" style:font-style-complex="normal" style:font-weight-complex="normal"/>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711b" officeooo:paragraph-rsid="0037711b" style:font-style-asian="normal" style:font-weight-asian="normal" style:font-style-complex="normal" style:font-weight-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e17a" officeooo:paragraph-rsid="0037e17a" style:font-style-asian="normal" style:font-weight-asian="normal" style:font-style-complex="normal" style:font-weight-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5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5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5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5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193ad" officeooo:paragraph-rsid="003193ad" style:font-style-asian="normal" style:font-weight-asian="normal" style:font-style-complex="normal" style:font-weight-complex="normal"/>
    </style:style>
    <style:style style:name="P6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46c38" officeooo:paragraph-rsid="00346c38" style:font-style-asian="normal" style:font-weight-asian="normal" style:font-style-complex="normal" style:font-weight-complex="normal"/>
    </style:style>
    <style:style style:name="P61"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6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P6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P6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c35ae" officeooo:paragraph-rsid="003c35ae" style:font-style-asian="normal" style:font-weight-asian="normal" style:font-style-complex="normal" style:font-weight-complex="normal"/>
    </style:style>
    <style:style style:name="P6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style:text-underline-style="none" officeooo:rsid="003193ad"/>
    </style:style>
    <style:style style:name="T21" style:family="text">
      <style:text-properties style:text-underline-style="none" officeooo:rsid="0033284a"/>
    </style:style>
    <style:style style:name="T22" style:family="text">
      <style:text-properties style:text-underline-style="none" officeooo:rsid="0035947d"/>
    </style:style>
    <style:style style:name="T23" style:family="text">
      <style:text-properties officeooo:rsid="001c3055"/>
    </style:style>
    <style:style style:name="T24" style:family="text">
      <style:text-properties officeooo:rsid="001c7240"/>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21742"/>
    </style:style>
    <style:style style:name="T29" style:family="text">
      <style:text-properties officeooo:rsid="00253a96"/>
    </style:style>
    <style:style style:name="T30" style:family="text">
      <style:text-properties officeooo:rsid="002a26ed"/>
    </style:style>
    <style:style style:name="T31" style:family="text">
      <style:text-properties officeooo:rsid="0037711b"/>
    </style:style>
    <style:style style:name="T32" style:family="text">
      <style:text-properties officeooo:rsid="0039147e"/>
    </style:style>
    <style:style style:name="T33" style:family="text">
      <style:text-properties officeooo:rsid="003c35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61">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3">,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4">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4">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5">fucking breathing</text:span><text:span text:style-name="T26">.</text:span></text:p>
      <text:p text:style-name="P29">It is the Tyrannical Average that kills the mystery and beauty of this conventional world. Average replaces Truth. Average replaces meaning. Average rules in tyranny, legislates sameness, homogenity, boring, predictable, soul-crushing Order. Displaces fringe.</text:p>
      <text:p text:style-name="P29">Tyrannical Average</text:p>
      <text:p text:style-name="P29"/>
      <text:p text:style-name="P29">Zhuangzi kept walking and he felt the eyes of his supporters all around. It was </text:p>
      <text:p text:style-name="P29"/>
      <text:p text:style-name="P29">Yes boulder yes! Shaka, when the walls fell! Let it be my break once again. May the boulder take its time rolling down the mountain again. Yes boulder yes! Roll on; roll on!</text:p>
      <text:p text:style-name="P29">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6">"Workable pieces" have their place, but they are not and will never be the most important part of the world. Among the "workable pieces" you will never find the Worthless Tree, and if you live among the "workable pieces," you will ever grow old. At </text:span><text:span text:style-name="T27">best</text:span><text:span text:style-name="T26"> you'll merely grow more orange, a dangling tie, a yellow Darth Vader helmet, and an angry disposition--living to cheat and dominate, to empty your sould further and empty others as well.</text:span></text:p>
      <text:p text:style-name="P29"><text:soft-page-break/><text:tab/><text:tab/>Let words be the seasoning of life, not the blandifying goop the steakhouse sprinkles over everything. Let words stand in relation to the world; don't let them seek to replace the world, seek to it-ify the world. </text:p>
      <text:p text:style-name="P29"><text:tab/><text:tab/>Let words force three vowels in a row; let words irrationalize the rational; let words subvert without contending; let words be your cclose friend and not some oppressive pharoah that will sink into the shifting sands of time anyway.</text:p>
      <text:p text:style-name="P29"/>
      <text:p text:style-name="P30">The End</text:p>
      <text:p text:style-name="P30"><text:tab/>Endings are hard.</text:p>
      <text:p text:style-name="P30"/>
      <text:p text:style-name="P30">About the Author</text:p>
      <text:p text:style-name="P30"><text:tab/>who the fuck cares</text:p>
      <text:p text:style-name="P30"/>
      <text:p text:style-name="P30">I'm grateful to the Thai woman with blonde hair who loves drawing, drugs, and tying knots.</text:p>
      <text:p text:style-name="P30">I'm grateful to the gloriously open philosopher--in the Anglo-American tradition--on whose balcony I've spent many a magical night.</text:p>
      <text:p text:style-name="P30">I'm grateful to the subtle, chill woman who never fails to turn a memorable phrase.</text:p>
      <text:p text:style-name="P30">I'm grateful to Frisky for spicing up all our lives and always being happy to take twenty for the team.</text:p>
      <text:p text:style-name="P30">I'm grateful to Shiri Eisner for saving my life.</text:p>
      <text:p text:style-name="P30">I'm grateful to Sushi for being such a know-it-all and for never backing down from space rightfully hers.</text:p>
      <text:p text:style-name="P30">I'm grateful to Demi for welcoming me and others into your group and for showing me your moves.</text:p>
      <text:p text:style-name="P30">I'm grateful to Benten for being the single most important person in my life. Nothing I've done in this life--much less this book--would be possible w/o you. Thailand is calling you on the wind my friend.</text:p>
      <text:p text:style-name="P30">I'm grateful to the mystic who told me I'll have there great, equal loves. From you I learned what I'm searching for is searching for me.</text:p>
      <text:p text:style-name="P30">I'm grateful to Geng laoshi for seeing me when no one else could. And for giving me my name</text:p>
      <text:p text:style-name="P31">I'm grateful to Wat Pah Nanachat.</text:p>
      <text:p text:style-name="P31">I'm grateful to she who loves fantasy and sees people more fully than I will ever know.</text:p>
      <text:p text:style-name="P31">I'm grateful to Thailand for welcoming me like no place ever has or ever will. This book definitely wouldn't have been possible without you.</text:p>
      <text:p text:style-name="P31">I'm grateful to Zhuangzi for challenging me to be the best person I can.</text:p>
      <text:p text:style-name="P31">I'm grateful to Garfinkle. You taught me about tacit learning and read the parts of the Laozi and Zhuangzi I gave you. I'm still planning to learn more about ethnomethodology someday. Someday we'll talk about it again.</text:p>
      <text:p text:style-name="P31">I'm grateful to tiger for showing me how to captivate a room.</text:p>
      <text:p text:style-name="P31">I'm gratefu to Martian for touching me so gently.</text:p>
      <text:p text:style-name="P31">I'm grateful to Marcedes for being my companion in rough times.</text:p>
      <text:p text:style-name="P31">I'm grateful to the eighth child for housing me and being my friend--not least because of our always-enlightening conversations. I hope you sold your little tooth ok.</text:p>
      <text:p text:style-name="P31">I'm grateful to England, Mexico, Chinese cat for being treasured roommates and friends and for introducing me to the best pies on the planet.</text:p>
      <text:p text:style-name="P32">I'm grateful to Martin Buber. Because of you, I found my You.</text:p>
      <text:p text:style-name="P32">I'm grateful to James P Carsee. You touched me. I hope I'll be able to touch you back.</text:p>
      <text:p text:style-name="P32">I'm grateful to Nietzsche. I hope I've become the child by now. Not sure, but thank you for illuminating the path all the same.</text:p>
      <text:p text:style-name="P32">I'm grateful to China for teaching me humility, even if it was bitter.</text:p>
      <text:p text:style-name="P32"><text:soft-page-break/>I'm grateful to the small man for teaching me what it looks like up close to wear yello hair and orange skin. Without that experience, this book would've never come to be.</text:p>
      <text:p text:style-name="P32">I'm grateful to Jame for the boardgames and the kindness.</text:p>
      <text:p text:style-name="P32">I'm grateful to she who can stand rough waters. You touched me when no one else would, and all I have today wouldn't have been possible without you.</text:p>
      <text:p text:style-name="P32">I'm grateful to my advocate. I also owe you all I have. I hope to pay you back.</text:p>
      <text:p text:style-name="P32">I'm grateful to the movie house with the nine seats in the theatre.</text:p>
      <text:p text:style-name="P32">I'm grateful to the scallons for writing the Bible.</text:p>
      <text:p text:style-name="P32">I'm grateful to Emptiness for being there when I had less than nothing. I'm sorry I had to leave, but I am deeply grateful for your love.</text:p>
      <text:p text:style-name="P32">I'm grateful to Hillary Clinton for never giving up.</text:p>
      <text:p text:style-name="P32">I'm grateful to Charlie Kaufman for comforting me through tough times.</text:p>
      <text:p text:style-name="P32">I'm grateful to Amelie for showing me the puppet show on the water. I hope I see you again someday.</text:p>
      <text:p text:style-name="P32">I'm grateful to Enzo. You make me want to be the best version of myself. I can give a person no higher praise.</text:p>
      <text:p text:style-name="P32">I'm grateful to Mogee. You introduced me to the Upanishads and Imagine. </text:p>
      <text:p text:style-name="P32">Fuck you, all "presidents for life." Fuck you and your goddamn newspeak.</text:p>
      <text:p text:style-name="P32">I'm grateful to V. You introduced me to Zinn and the truth behind this unbearably conventional world.</text:p>
      <text:p text:style-name="P32">I'm grateful to Sasquatch for taking me in in my worst moments.</text:p>
      <text:p text:style-name="P32">I'm grateful to</text:p>
      <text:p text:style-name="P32">I'm grateful to Professor Vimilikirti. Perhaps no single person more contributed to who I am today than you. Thank you. Please visit me in Thailand sometime. We'll get that beer.</text:p>
      <text:p text:style-name="P32">I'm grateful to Jeebus Crisp. You dated me when I was so young. And you were so good to me. I'm glad you made it to American University. I hope you become the Ambassador to the UN someday.</text:p>
      <text:p text:style-name="P32">I'm grateful to the Second Coming, aka bell hooks.</text:p>
      <text:p text:style-name="P32">I'm grateful to Goenka and Buddhadasa.</text:p>
      <text:p text:style-name="P32">I'm grateful to Lolitta for letting me stay at your place free so many times.</text:p>
      <text:p text:style-name="P32">I'm grateful to Burton Watson for your mind and hand. Your brain is enormous and deeply underappreciated.</text:p>
      <text:p text:style-name="P32">I'm grateful to Geismeier for the wonderful, long conversations.</text:p>
      <text:p text:style-name="P32">I'm grateful to Zardulu.</text:p>
      <text:p text:style-name="P32">I'm grateful to Ta-Nehisi Coates for your arguments, hands-down the greatest I've ever read.</text:p>
      <text:p text:style-name="P32">I'm grateful to Paul. Your journey is deeply fascinating, and I hope I see more of it. I don't judge you for converting, and I always love our conversations.</text:p>
      <text:p text:style-name="P32">I'm grateful to Muhammad for the Call to Prayer.</text:p>
      <text:p text:style-name="P32">I'm grateful to my mother and father and family.</text:p>
      <text:p text:style-name="P32">I'm grateful to Kristy for showing me I was an asshole all those years ago. I hope I'm better now.</text:p>
      <text:p text:style-name="P32">I'm grateful to Chevy for the good weed and your unparalleled voice.</text:p>
      <text:p text:style-name="P32">I'm grateful to A for this amazing apartment.</text:p>
      <text:p text:style-name="P32">I'm grateful to Will Craft for suffering the worst parts of me and leading me to salvation. I owe you more than you'll ever know.</text:p>
      <text:p text:style-name="P32">I'm grateful to Mark Bittman for feeding me vegetables. </text:p>
      <text:p text:style-name="P32">I'm grateful to Nose Rat for teaching me salt.</text:p>
      <text:p text:style-name="P33">I'm grateful to the State of Israel for getting to second base with me when I was trying to fly out away from you. Can a sovereign nation be build of sexual assault? Hmmm...</text:p>
      <text:p text:style-name="P33">I'm grateful to Dr. D for believing in me when you really shouldn've have.</text:p>
      <text:p text:style-name="P33">I'm grateful to Reggie for suffing me and my teases. You were so good to me</text:p>
      <text:p text:style-name="P33">I'm grateful to Susan Fiske for giving me useful words.</text:p>
      <text:p text:style-name="P33">I'm grateful to onions. I really love you onions. Really fucking love you.</text:p>
      <text:p text:style-name="P33"><text:soft-page-break/>I'm grateful to Kafka. You fucking beautiful man you.</text:p>
      <text:p text:style-name="P33">Down w/ Qin Shi Huang! Down with his dictatorship! Down with his laughable newspeak!</text:p>
      <text:p text:style-name="P32">I'm grateful to my glorious apartment for housing me, protecting me from the outside world, and for keeping me warm as your humble guest.</text:p>
      <text:p text:style-name="P33">And I'm grateful to all other who made my Personal Legend possible at all.</text:p>
      <text:p text:style-name="P32">To all of you, please don't ask me if I wrote this book. I'<text:span text:style-name="T28">ll just deny it.</text:span></text:p>
      <text:p text:style-name="P32"/>
      <text:p text:style-name="P33">Inscription/"dedication": 无所可用</text:p>
      <text:p text:style-name="P33"/>
      <text:p text:style-name="P33">There are six foundations of all morality.</text:p>
      <text:p text:style-name="P33"/>
      <text:p text:style-name="P33">Stereotype content model</text:p>
      <text:p text:style-name="P33"/>
      <text:p text:style-name="P33">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3">Look! Your salvation has come and has never left. You only need to build correct habit and nothing will remain undone. Learn to see the meat you're cutting not with your eyes.</text:p>
      <text:p text:style-name="P33"/>
      <text:p text:style-name="P33">Dedicated to a tiny house sitting atop a cliff, a small mound of earth, and a seed, yet unplanted.</text:p>
      <text:p text:style-name="P33"/>
      <text:p text:style-name="P33">Materials from the outside</text:p>
      <text:p text:style-name="P33">Big-goat Kingdom</text:p>
      <text:p text:style-name="P33">woman-horse-woman-horse</text:p>
      <text:p text:style-name="P33">people-mountain-people-ocean</text:p>
      <text:p text:style-name="P33">woman-child 好</text:p>
      <text:p text:style-name="P33">Loose Part 1: Not Yet Beginning</text:p>
      <text:p text:style-name="P33">Loose Part 2: Cult of Busyness</text:p>
      <text:p text:style-name="P33">Loose Part 3: Endings are Hard</text:p>
      <text:p text:style-name="P33">Add <text:span text:style-name="T12">Silver Chair</text:span> Allegory</text:p>
      <text:p text:style-name="P33"/>
      <text:p text:style-name="P34">New Book Idea 齐家</text:p>
      <text:p text:style-name="P34">--&gt; How to be a good friend</text:p>
      <text:p text:style-name="P34"><text:tab/>- acquaintence</text:p>
      <text:p text:style-name="P34"><text:tab/>- friend-friend</text:p>
      <text:p text:style-name="P34">--&gt; look at that chapter of Living Well or whatever</text:p>
      <text:p text:style-name="P34">--&gt; good friend should challenge you to be the best version of yourself</text:p>
      <text:p text:style-name="P34"><text:tab/>- see beauty, uniqueness that you don't fully see</text:p>
      <text:p text:style-name="P34"><text:tab/>- respects boundaries (independence)</text:p>
      <text:p text:style-name="P34"><text:tab/>- includes you (involvement)</text:p>
      <text:p text:style-name="P34"><text:tab/>- stands in relation to you (I-You)</text:p>
      <text:p text:style-name="P34"><text:tab/>- do your friends make you feel warm or cold?</text:p>
      <text:p text:style-name="P34"><text:tab/><text:tab/>do you make them feel warm or cold?</text:p>
      <text:p text:style-name="P34"><text:tab/>- "Two friendly moons together" (朋友)</text:p>
      <text:p text:style-name="P34"/>
      <text:p text:style-name="P34"><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4">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4">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4">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9">least there was enough flavor. At least you didn't question why you're still eating it.</text:span></text:p>
      <text:p text:style-name="P35">Nothing greater than experience distinguishes the signal from the noise; nothing less than experience obscures the new signal with the old noise.</text:p>
      <text:p text:style-name="P35">Now take what you find useful here and buld a leaky bamboo raft. Drop the rest. And once you are across the river, drop even the raft and walk on alone. Until the next river, anyway.</text:p>
      <text:p text:style-name="P35"/>
      <text:p text:style-name="P35">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5">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5">Me. Make sure you stay aware, continue to see people as individuals in their individual moments. Your disposition matters less than your action. The right disposition will come if the habits are good.</text:p>
      <text:p text:style-name="P35"/>
      <text:p text:style-name="P35">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6">tying knots. Thank you for looking at me that way. For making me feel welcome and wonderful.</text:p>
      <text:p text:style-name="P36">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6"/>
      <text:p text:style-name="P36">tying knots. I like you. I hope we do end up in each other's pants--in a more intimate way than we have already. I hope you have the patience. I hope you give me the space I require, and I hope you respect my boundaries.</text:p>
      <text:p text:style-name="P36">memorablephrase. I hope we are able to see each other up close. You seem interesting, and you seem to inhabit a world I'd love to act as a guest in sometime--if only for a day or only a night.</text:p>
      <text:p text:style-name="P36">frisky. I appreciate you so much. I hope we can know each other better with time.</text:p>
      <text:p text:style-name="P36">paul. I'm sorry for not taking care of our friendship. Please forgive me. And I'm looking forward to it being beautiful in the future.</text:p>
      <text:p text:style-name="P36">paul. I'm still grateful for you allowing me to leave my stuff in your place. It was really helpful.</text:p>
      <text:p text:style-name="P36">tyingknots. I wasn't waiting for you; I was waiting for myself. Still waiting in fact.</text:p>
      <text:p text:style-name="P36">Me. Buy a copy of <text:span text:style-name="T12">The Alchemist</text:span> for sushi for her next birthday. Remember. Remember.</text:p>
      <text:p text:style-name="P36">paul. I want to be a good friend.</text:p>
      <text:p text:style-name="P36"/>
      <text:p text:style-name="P36">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6"><text:tab/>??? .... hmm</text:p>
      <text:p text:style-name="P36"/>
      <text:p text:style-name="P36">Here at Lumpini I can't seem to hear my inner voice. Awfully strange.</text:p>
      <text:p text:style-name="P36">What if I did monkify myself if only for a time? What if I did? Is that crazy?</text:p>
      <text:p text:style-name="P36">But I really should work. Like in <text:span text:style-name="T30">fight </text:span>club--show a little bit--only a little bit of myself. Keep my head down. Survive first. Survive.</text:p>
      <text:p text:style-name="P36">Apprehension. Hm. Anxiety. Hm. The breath is middle-depth.</text:p>
      <text:p text:style-name="P36">Heartbeat just a smidge jumpy. Bladder still antsy.</text:p>
      <text:p text:style-name="P36">Let contact, standing in relation commence. Let the commiseration approach. Let there be kindness, understanding, I-You all the way. Let the greatness of human interaction be.</text:p>
      <text:p text:style-name="P36">The breath is still shallow. Heart rate quickened. I can feel my blood in my head. A little queezy. Have been for a few hours now. The breath. Shallow. middle speed. Mostly Abdominal.</text:p>
      <text:p text:style-name="P36"/>
      <text:p text:style-name="P36">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6"><text:soft-page-break/>Soft stillness, not brittle stillness, is the ideal. Know the difference and you will move the earth itself with it.</text:p>
      <text:p text:style-name="P37"/>
      <text:p text:style-name="P37">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7">The real Thailand seeks to be a soft lotus in the muck. And Thailand is already what it seeks to be. Soft and still, going by what is constant, surviving. Sage among nations.</text:p>
      <text:p text:style-name="P37"/>
      <text:p text:style-name="P37">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7"/>
      <text:p text:style-name="P37">Reading masculinity studies articles does seem a bit intense. I wonder if reading novels would be less intense.</text:p>
      <text:p text:style-name="P37">Also: bell hooks is amazing</text:p>
      <text:p text:style-name="P37"/>
      <text:p text:style-name="P37">998/43</text:p>
      <text:p text:style-name="P37">Andrew Horn</text:p>
      <text:p text:style-name="P37">Baan Onnuch Condominuim</text:p>
      <text:p text:style-name="P37">998/43 Soi Onnuch 30-32, Suk 77 Rd</text:p>
      <text:p text:style-name="P37">Suang Luang BKK 10250</text:p>
      <text:p text:style-name="P37"/>
      <text:p text:style-name="P37">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7">Me. Just make sure you protect yourself first. Survive first. Survive first. Make clear you want to use full verbal consent next time.</text:p>
      <text:p text:style-name="P37">Me. Inclusion and consent. Consent is opt-in when possible. Opt-in when possible</text:p>
      <text:p text:style-name="P37">Me. Research healing</text:p>
      <text:p text:style-name="P37">Me. You will miss the ropes on Tuesday. Nonattachment</text:p>
      <text:p text:style-name="P37"/>
      <text:p text:style-name="P55">Giver Hunting</text:p>
      <text:p text:style-name="P38">- Ask, "How are you doing?" See if respond in kind. See how other-oriented they are. (within reason considering culture, etc.)</text:p>
      <text:p text:style-name="P38">- Note how much s/he talks about the virtues of others and diminishes his/her own.</text:p>
      <text:p text:style-name="P38">- Giver or take of credit?</text:p>
      <text:p text:style-name="P38">- I should also be other-oriented.</text:p>
      <text:p text:style-name="P38">- Do they show a passion for their field?</text:p>
      <text:p text:style-name="P38">- Do they hoard or share information?</text:p>
      <text:p text:style-name="P38">- Note We/I ratio</text:p>
      <text:p text:style-name="P38">- Note if they are demeaning/narcissistic or I-You and other-oriented</text:p>
      <text:p text:style-name="P38"><text:soft-page-break/>- Find the diamonds in the rough</text:p>
      <text:p text:style-name="P38">- I could even find a partner this way. Why couldn't I?</text:p>
      <text:p text:style-name="P38"><text:tab/>--I could attend one of those tropical MBA conferences why not?</text:p>
      <text:p text:style-name="P38"/>
      <text:p text:style-name="P38">memorablephrase. You're a diamond in the rough. I hope to see you at your full potential b/c you're truly someone I can't understand, can't read. But I want to--I want to know you better, and I'm grateful for what I've seen of you already.</text:p>
      <text:p text:style-name="P38">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p>
      <text:p text:style-name="P38">Me. You seem to be better understanding how to cultivate better mind states.</text:p>
      <text:p text:style-name="P55"><text:span text:style-name="T14">tyingknots. I'm deeply grateful to the times you tie me up. It's intimate, and </text:span><text:span text:style-name="T17">wonderful to see your talent and passion. It's a pleasure to be there with you.</text:span></text:p>
      <text:p text:style-name="P39">Adam Grant. Thank you for your books and your heart. You write business books that help me to cultivate other-oriented mind states. Which is no small feat. Truly an amazing accomplishment. Thank you for your paradoxical business book works of art.</text:p>
      <text:p text:style-name="P39">sushi. Run fast and far. Climb high; grow large. And level the whole world.</text:p>
      <text:p text:style-name="P39">fight club. Thank you for cultivating a space to subvert foolish rationalism, uplift acceptance, and cultivate trust. You truly are a special thing. I will seek to leave only my fingerprints on you. Thank you.</text:p>
      <text:p text:style-name="P39">道德经. For reminding me that even if the world values the brittle, the power, it is through soft eyes harmony will arise; it is through the life I want to live--pursuing the Way--that all will be accomplished. Thank you for yet again reminding me what's important.</text:p>
      <text:p text:style-name="P39">Zhuangzi. Fuck man. I love you to death and you always challenge me to be better. I fucking can't believe how amazing you are. Thank you so very much for all you've given me and all you're sure to give me.</text:p>
      <text:p text:style-name="P39">Burton Watson. I can't forget you. All I say to 庄子the man goes for you 2. You are brilliant as a reader, a translator, a writer, and a philosopher. Thank you so so much.</text:p>
      <text:p text:style-name="P39">memorablephrase. You bring the parts of myself out that I like I think.</text:p>
      <text:p text:style-name="P39">magicalnight. Thank you for always welcoming me into your beautiful home. I am so grateful to you.</text:p>
      <text:p text:style-name="P39">tiger. I still can't believe your amazing interpretation of the "drag my tail in the mud" part of the Zhuangzi. How wonderful was that? Your arguments are beautiful and your eye sharp. I wish to spend more time with you.</text:p>
      <text:p text:style-name="P39"/>
      <text:p text:style-name="P39">If you believe it's an inevitability, inevitability it won't be.</text:p>
      <text:p text:style-name="P39">Be around the people who bring out the parts of yourself that you like; avoid people who bring out the parts of yourself that you don't care so much for.</text:p>
      <text:p text:style-name="P39">I had a chocolate cereal bar here in Bangkok. My friend says it tastes like cocaine. To me it tastes like the Bush administration.</text:p>
      <text:p text:style-name="P39">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p>
      <text:p text:style-name="P39"/>
      <text:p text:style-name="P39">memorablephrase. You... seem to like me alot. And I would... when I look in your eyes. I know I would fall in love with you. Uhh.............. So......................................</text:p>
      <text:p text:style-name="P39"><text:soft-page-break/><text:tab/>How about we just stay in close proximity to one another a lot. And don't push anything; don't push. How about that? And if/when we're ready..................</text:p>
      <text:p text:style-name="P39"><text:tab/>This time will only happen once. It's ok to take the time to savor it. If this place was meant to end, it will be over soon enough.</text:p>
      <text:p text:style-name="P39">memorablephrase. I could fall for you. Hehe. I could. I so could.</text:p>
      <text:p text:style-name="P39"/>
      <text:p text:style-name="P39">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p>
      <text:p text:style-name="P39">Be grateful; be humble; give w/ your right such that your left hand doesn't know; survive. Do that. Just that.</text:p>
      <text:p text:style-name="P39">Don't be possessed; don't be owned; don't be pedastaled; don't be kept; stay whole; play in order to keep playing--don't play to win. Stay while. Touch and be touched.</text:p>
      <text:p text:style-name="P39">You don't know but I need you. I need you as much as you need me--maybe more. That's the way all good things are.</text:p>
      <text:p text:style-name="P39">You look at me with such vulnerability. Why are you suprised I return your expression? Why are you surprised that you are just as much a crutch for me as I am for you? Our roles may be different but our human needs are the same</text:p>
      <text:p text:style-name="P39">Go by what is constant and live out your years in peace--as much as is possible anyway.</text:p>
      <text:p text:style-name="P39"/>
      <text:p text:style-name="P39">memorablephrase. I'm sorry for everything. I'm sorry for ignoring you, for being jealous.</text:p>
      <text:p text:style-name="P39">Selfless Me. Welcome back. I missed you. I need you. Please help me.</text:p>
      <text:p text:style-name="P39">memoriablephrase. I'm sorry for socially and emotionally punishing you for doing what you had every fucking right to do. I'm sorry. Everythng you had the right to do all of it. And I responded like a child. I'm sorry. I don't want to control you. That's kind of the whole point.</text:p>
      <text:p text:style-name="P39">blackandwhite. I'm sorry but you were infringing on my personal space in a way I did not enjoy. I hope you come back because we need more trans people, but please don't treat me that way.</text:p>
      <text:p text:style-name="P39">frisky. I'm sorry but I don't think we should play again. I really want something closer to that experience with tiger.</text:p>
      <text:p text:style-name="P39">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p>
      <text:p text:style-name="P39">Hey magicalnight. [yeah, i'm not typing that]</text:p>
      <text:p text:style-name="P39">Hey magicalnight. So I have a fantasy but I can only tell you part.</text:p>
      <text:p text:style-name="P39">Hey magicalnight. What was the name of that philosophy of the mind book?</text:p>
      <text:p text:style-name="P39">Me. You are fucking human. The minute you believe anything else is the minute your fucking suffering--your dhukka dhukkata will start.</text:p>
      <text:p text:style-name="P39">knotie. I'm kinda scare of you. Sorry to say. You're very hot-and-cold. And it's a discursive model that I'm scared of. It's a model that is perfectly normal on its own but can be used to create abusive relationships--and that's what I truly fear.</text:p>
      <text:p text:style-name="P39">knotie. Why did you ask me if I liked the impact w/ frisky as if it was my first impact?</text:p>
      <text:p text:style-name="P39">memoriablephrase. This is how I look at it right now. If [also not typing that.]</text:p>
      <text:p text:style-name="P39">Hey me. So that whole situation with memoriablephrase is interesting, no? So your plan or "plan" was to tell memoriablephrase you liked her in the hope that it would gradually move things in the direction you wanted to spare. Just in case something happened that is damn weird. </text:p>
      <text:p text:style-name="P39"><text:tab/><text:tab/>Well, that's exactly what happened.</text:p>
      <text:p text:style-name="P39"><text:soft-page-break/><text:tab/>Damn weird. Damn weird.</text:p>
      <text:p text:style-name="P39"><text:tab/><text:tab/>So what are you going to do? What are your hopes and fears?</text:p>
      <text:p text:style-name="P39"><text:tab/>Hopes: Security, intimacy.</text:p>
      <text:p text:style-name="P39"><text:tab/>Fears: Codependence, unwelcome surprises, overcompensating, over-reading the noise in the </text:p>
      <text:p text:style-name="P39"><text:tab/><text:tab/>signal. Basically codependence</text:p>
      <text:p text:style-name="P56"><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0">memoriablephrase. I feel jealousy. It's not your fault. Not at all. It's my emotion--I take responsibility for it. Alone. That being said, my "sexual brake" is very strong, and I need to strongly trust someone and feel very relaxed to become aroused.</text:p>
      <text:p text:style-name="P57"><text:span text:style-name="T18">t</text:span><text:span text:style-name="T14">iger. Sorry if I'm not at 100% tomorrow. I hope we can have a beautiful play for the both of us. </text:span></text:p>
      <text:p text:style-name="P41">blackandwhite. I'm never going to be comfortable with you. Not like that. Not ever. I'm sorry.</text:p>
      <text:p text:style-name="P41"/>
      <text:p text:style-name="P41">Seek to live an unbelievable life, and drop the proof as soon as you pick it up. You don't need to tell anyone. Except while it's happening. Seek to live an unbelievable life--not an interchangeable life.</text:p>
      <text:p text:style-name="P41">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p>
      <text:p text:style-name="P42">It is said that when three walk, one must be my teacer. But you must also see that when three irrationalities walk in your heart, one is rightfully your teacher as well.</text:p>
      <text:p text:style-name="P42">The rope the rope the glorious rope! Its strength is our resolve; its use is our liberation; its otherwise-action is our bliss and salvation.</text:p>
      <text:p text:style-name="P42">Let softness save and rule us! Let softness be our dominatrix. Let softness be our all and everything. And let brittleness pass away as it's always destined to do.</text:p>
      <text:p text:style-name="P42">Let soft eyes rule you your soul your will. Let soft eyes be your warmth and refuge. Let soft eyes see your weaknesses and irrationalities. Let soft eyes be your godperson. Let soft eyes rule your heart and free your sweaty sweaty hands.</text:p>
      <text:p text:style-name="P42"/>
      <text:p text:style-name="P42">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p>
      <text:p text:style-name="P42">Green! It's green! The floor and the ceiling; the good and harmful! It's green all of it green.</text:p>
      <text:p text:style-name="P42">Submit. Submit to soft eyes and find peace. Submit to soft eyes and gain the every moment. Submit to soft eyes, forfeit the battle, and stay the course to winning the war.</text:p>
      <text:p text:style-name="P42">A horse a horse. Are you a horse? Are you prepared to dressage and jump? Does your crop show your history; does your crop show your uselessnesss? Does your crop betray your bliss? Because it should. It should.</text:p>
      <text:p text:style-name="P42">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p>
      <text:p text:style-name="P43"><text:soft-page-break/>Why must arousal be married in our minds to arousal? Can't arousal arise from calmness? Can't arousal arise for its own sake? Can't we desire unconventional things and yet derive deep pleasure from them?</text:p>
      <text:p text:style-name="P58"><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43">Build the kinkocracy</text:p>
      <text:p text:style-name="P43">The Vanilla world is the Silver Chair</text:p>
      <text:p text:style-name="P43">JBK - just because</text:p>
      <text:p text:style-name="P43">[story of Zhuangzi palling around w/ drug addicts]</text:p>
      <text:p text:style-name="P43"/>
      <text:p text:style-name="P43">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p>
      <text:p text:style-name="P58"><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44">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p>
      <text:p text:style-name="P44">And you know you don't have to have sex with these men who submit to you. Make that clear. Please. But if you want to smash the patriarchy, do it by accepting the open, free, consentual submission of men.</text:p>
      <text:p text:style-name="P44">(Submission pareto equilibrium haha)</text:p>
      <text:p text:style-name="P44"><text:soft-page-break/>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p>
      <text:p text:style-name="P45">Revolution yes revolution. Revolution is here just on the doorstep. The path here was hiding in plain sight all along, yes. But it's here, and all you need to do is welcome it in and it will fall just in your lap. </text:p>
      <text:p text:style-name="P45">Revolution Revolution The second Axial age is upon us, and it is sorely overdue. Revolution in the streets Revolution in the bedroom, the boardroom and even in the trousers; Revolution here. Revolution now. Revolution Revolution Revolution</text:p>
      <text:p text:style-name="P45">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p>
      <text:p text:style-name="P43"/>
      <text:p text:style-name="P58"><text:span text:style-name="T14">Me. You had a difficult night last night</text:span><text:span text:style-name="T20">. You did. It happens. It's normal. It's how you know you're a human. It's even symptomatic of soft eyes, which you seek to have.</text:span></text:p>
      <text:p text:style-name="P46">memoriablephrase. Sorry but I will be needing some distance. You seem happy I'm happy you're happy.</text:p>
      <text:p text:style-name="P59"><text:span text:style-name="T14">frisky. I'm happy you're with </text:span><text:span text:style-name="T17">memoriablephrase</text:span><text:span text:style-name="T14"> right now. It seems a beautiful thing you two have. I'm happy for your success and good fortune.</text:span></text:p>
      <text:p text:style-name="P46">tie. You were very caring to me yesterday. Thank you for that.</text:p>
      <text:p text:style-name="P46">Me. It's probably all for the best. Hastily getting into a new relationship would've been rehashing old mistakes of yours. You need to make sure not to compromise the most important parts of yourself for the sake of a relationship.</text:p>
      <text:p text:style-name="P46">Me. You're okay. Really. You're okay. Not many people would be as cogent as you are right now. You're fine. Have a "me day." It's fine. Sincerely. Watch a good movie.</text:p>
      <text:p text:style-name="P46"/>
      <text:p text:style-name="P59"><text:span text:style-name="T14">Flit and float here to there. Aimless, care</text:span><text:span text:style-name="T21">less, always curious, always interested, and always always looking with soft eyes.</text:span></text:p>
      <text:p text:style-name="P47">Benevolent sinisterism behind the trees everywhere. It won't hurt you.</text:p>
      <text:p text:style-name="P47">I want to be lonely for all the right reasons</text:p>
      <text:p text:style-name="P47">The abstract is just the concrete not yet clear.</text:p>
      <text:p text:style-name="P47"/>
      <text:p text:style-name="P47">On Jesus Christ. A deeply misunderstood story. Many of the stories told about this man are clearly metaphorical. He makes the blind see--this means he makes someone who deeply misunderstands something crucial about his life understand both what his problem is and how to fix it in a swift couple of phrases. He healed "blind" men in a way that no one else could or can. And this makes him a regular miracle worker.</text:p>
      <text:p text:style-name="P47"><text:soft-page-break/><text:tab/><text:tab/>Or take the feeding of the 5000. Maybe it wasn't 5000, maybe it was less. But certainly people of all walks of life were there. And only this one child had and offered 5 loaves of bread and two fish. More than he, himself needed, but far less than could feed all. Jesus took this child, praised him for his humble generosity, blessed the food, and had it distributed. And magically everyone had more than enough. This was indeed a miracle and Jesus is no doubt largely responsible. But the miracle is that in a turn of phrase Jesus softens the hearts of those in the crowd with more fortunate pasts and they responding by sharing what they had. Which turned out to be more than enough.</text:p>
      <text:p text:style-name="P47"><text:tab/>--Which make no mistake was absolutely, absolutely a miracle. Imagine if the Koch brothers attended a humble speech by a relatively no-name "miracle-worker" and by the end of the speech were literally handing out fistfulls of cash to the poorest in the crowd. That would be nothing short, nothing less than a pure and perfect, genuine miracle. And to label such a no-name speaker as an actual godman in response would be no small jump.</text:p>
      <text:p text:style-name="P47"><text:tab/><text:tab/>This is mainly I think there was a Jesus. There must have been Even if the stories were morphed with time, clearly there was a miracle worker who lived in Galilee roughly 2000 years ago who touched people in such a way that the people he touched then did some great and wonderful things.</text:p>
      <text:p text:style-name="P47"><text:tab/><text:tab/>And a man with so much power who chooses such a humble existence when he clearly didn't have to is clearly fully in control of himself and the space around him.</text:p>
      <text:p text:style-name="P47"><text:tab/><text:tab/>How could such a man then--a man who clearly could do miracles and affect the people around him--die at the hands of the state. The death of a common rablle rowser when he was clearly, clearly anything but.</text:p>
      <text:p text:style-name="P60"><text:span text:style-name="T14"><text:tab/><text:tab/>Well. Clearly it's because he chose and accepted his fate for reasons his followers simply wouldn't be able to understand at the time. That's is what we have to think given what we know about him--his power and compassion. How could Jesus, the powerful, the miracle worker, the ostentious godman go to die at the brittle hands of the Roman Empire without Jesus deciding it's what needed to happen? They didn't know why he was doing that, why he did it, why he would. But he clearly had a reason. And generations of thinkers tried to flush out why--why you, Jesus, would allow this to happen to yourself. That's what his followers </text:span>needed<text:span text:style-name="T14"> to tell themselves.</text:span></text:p>
      <text:p text:style-name="P48"><text:tab/><text:tab/>And, well, we still don't know why he did it. Why he chose and accepted his death at the brittle hands of the Roman state. We still don't know why the godman died. What he knew that we still just don't understand. What a beautiful man he was. What a merciful god he is.</text:p>
      <text:p text:style-name="P48"><text:tab/><text:tab/>Also, Jesus was most certainly sexy as fuck.</text:p>
      <text:p text:style-name="P48">Isn't there a will to submission though?</text:p>
      <text:p text:style-name="P48">Isn't there a will to submission though?</text:p>
      <text:p text:style-name="P48">Isn't there a will to submission though?</text:p>
      <text:p text:style-name="P48">Isn't there a will to submission though?</text:p>
      <text:p text:style-name="P48">You know, sometimes the whole world stares you down. Tells you you're wrong about yourself--wrong about who you are, your abilities, interests, history, and memory. It tells you that when you mistakenly think of yourself this way, it hurts society by disrupting the harmony and truth that everything is built on, and besides--the world insists--you're wrong anyway. And the world says, "Now move from where you stand. You're in the way of all of us. Don't you care about the common good? Don't you truth the common knowledge, common truth we all intuitively, genetically know? Don't you hear it speak in your very soul? Now move. Move now. So we can pass by you, so you can become one of us once again. Move. Move. Please move."</text:p>
      <text:p text:style-name="P48"><text:tab/><text:tab/>And you simply say as the calm and benevolent sinister you are, "No, you move."</text:p>
      <text:p text:style-name="P48">Don't ever believe in a god who knows not how to fucking dance-------Just don't.</text:p>
      <text:p text:style-name="P48">The last will be first and the first will be last again and again now and forever.</text:p>
      <text:p text:style-name="P48">The last will be first and the first will be last again and again now and forever.</text:p>
      <text:p text:style-name="P48"><text:soft-page-break/>The last will be first and the first will be last again and again now and forever.</text:p>
      <text:p text:style-name="P48">The last will be first and the first will be last again and again now and forever.</text:p>
      <text:p text:style-name="P48">And say to yourself: "I'll zealously defend who I am. I'll zealously defend who I am. I'll zealously defend who I am."</text:p>
      <text:p text:style-name="P60"><text:span text:style-name="T14">If you have more money, then you can help more people and help people more. If you make a lot of money and </text:span><text:span text:style-name="T22">use some to protect yourself, your core and the rest to help people around--people who aren't yourself--then you deserve to make that money. However you ended up earning it. But if you use it on yourself to selfishly pump up your skin-deep status and please yourself, then you never deserved a penny you made--no matter how you came to have it.</text:span></text:p>
      <text:p text:style-name="P49"/>
      <text:p text:style-name="P50">frisky. I really like you. I think you're a greate guy and I want you to be happy. I think you're also really sex. I really hope our friendship or whatever it is we have words out into the distant future.</text:p>
      <text:p text:style-name="P50">Calvin. Living for so long in China, you are either thrice as brae as me, twice as stupid me, or both. In any of these three cases, I admire and respect you greatly already. I already know I need you. More than you know. More than you'll ever know</text:p>
      <text:p text:style-name="P50"/>
      <text:p text:style-name="P50">If there's something particular and special in you that you really really like, then zealously defend it. Zealously defend it.</text:p>
      <text:p text:style-name="P50">Do not fight; do not take joy in the coming conflict. It's a fight we're sure to lose. Hide and bide. We can outlast their brittle ideology we will only do our children disservice by brittling our loves in response to their war drums.</text:p>
      <text:p text:style-name="P50">Miles to go before you sleep. Miles to go before you sleep.</text:p>
      <text:p text:style-name="P50">Sail your dingy. Sail where you and the wind together decide to go. But make sure you've put down your centerboard. Your destiny is first yours, not the wind's. Don't forget to put your centerboard down and keep it fucking down.</text:p>
      <text:p text:style-name="P50">When the whole world tells you MOVE, you still have the option to say, "no, you move." Whether or not it works.</text:p>
      <text:p text:style-name="P50">You want to be courageous. <text:s/>a way that no one will know your name--to do good without fame. Before the lone and level stands sweep your loves far away.</text:p>
      <text:p text:style-name="P51">With money in this time and place, you can become uniquely good at protecting yourself</text:p>
      <text:p text:style-name="P51">The parable of the violent unicorn.</text:p>
      <text:p text:style-name="P51">oo + ah attraction + "having no type" w/ women</text:p>
      <text:p text:style-name="P51">The tyranny of utility--the tyranny of usefulness the tyranny of the great ideology of utility.</text:p>
      <text:p text:style-name="P51">Which one is more evil? Fascism or anarchocapitalism? I don't know.</text:p>
      <text:p text:style-name="P51">Move to Afghanistan and become a pastoral nomad. Live your life with humble savings with a large book as a pillow.</text:p>
      <text:p text:style-name="P51">The world has changed and so must you. That raft will simply fall apart if you keep it on your head. And you'll spend more time putting it back together than you will moving forward...</text:p>
      <text:p text:style-name="P51"/>
      <text:p text:style-name="P51">dedication</text:p>
      <text:p text:style-name="P51">Dedicated to the Republic of China, colloquially known as the country of Taiwan. Because of your little light, we can have hope for freedom and democracy in this darkness. Let your little light shine. Please don't let it go out. I've never met you in person, but your reputation proceeds you.</text:p>
      <text:p text:style-name="P51">In order to feed the greatness of the Republic of China and the great Han culture, all proceeds that the author would otherwise claim for sales of this book will instead be donated to ______ and other Taiwanese charities.</text:p>
      <text:p text:style-name="P51"/>
      <text:p text:style-name="P51"><text:soft-page-break/>... Not for a bit, but in a bit you will approach yet another river. And the new raft you build will be stronger if you have more energy. Continue to carry that raft on your head, and you just won't have that required energy.</text:p>
      <text:p text:style-name="P51">Don't let any simpleton ever tell you that you think too much. And don't think that anyone who tells you you think too much is anyone other than a simple soul.<text:span text:style-name="T31"> </text:span></text:p>
      <text:p text:style-name="P52">Wakanda forever. Wakanda forever. Wakanda forever.</text:p>
      <text:p text:style-name="P52">Survive. You can help no one when you're dead. Survive. Survive. Survive.</text:p>
      <text:p text:style-name="P52"/>
      <text:p text:style-name="P52">The End</text:p>
      <text:p text:style-name="P52">Endings are had. But they don't have to be</text:p>
      <text:p text:style-name="P52"/>
      <text:p text:style-name="P52">You and everyone only deserve one single thing: to survive. To live? you don't <text:span text:style-name="T25">deserve</text:span> it. To succeed? No one--not a one <text:span text:style-name="T25">deserves</text:span> to succeed. To fuck? Maybe some deserve to be fucked, but no one fucking deserves to fuck. Not a one. You deserve to survive, as does your You. And if you have no You, then you may deserve to survive but you will surely die an early early death.</text:p>
      <text:p text:style-name="P52">Those who know don't speak; those who speak don't know. This it has ever been. As it should be.</text:p>
      <text:p text:style-name="P52">Gods walk among us. Unlabeled, unknown, unknowable, lonely. And deeply powerful of course. Forget this fact at your own peril.</text:p>
      <text:p text:style-name="P52">Don't expect to figure out how to do this. If you think you've figured it out, you've gone deeply wrong somewhere. But do expect to keep trying to figure it out. And please don't stop. Don't ever.</text:p>
      <text:p text:style-name="P52">When a find a part of yourself manifest for a moment, say to yourself "Okay, let's ditch it." If that works, great. If not, work to accept that part of you. It will be staying around for a bit at least. Let it make itself at home. Let it drink milk from the carton. And be with it, make friends, make family. At least until it decides to make a hasty exit, and you stand absolutely baffled.</text:p>
      <text:p text:style-name="P52">I've found my neverland now. I've found my place, my security. My pasture.</text:p>
      <text:p text:style-name="P52"/>
      <text:p text:style-name="P54">Once upon a time You and I were walking through a cavernous world. Who knows how we got here. Now. You are you. But I--I'm not the idiot with the keyboard. I'm the book. The book you're reading right now. This book. You and I. You, the you, and I, the book. This book.</text:p>
      <text:p text:style-name="P54">So we were in this deep and dark and cold and wet tunnel and found this salt-and-pepper man.</text:p>
      <text:p text:style-name="P52">"I'm sexy to you because for now I'm superior to you, more clear thinking than you. Looking at me makes you weak in the knees, makes you want to suck my cock, get gloriously fucked, and then bury your face in my chest, clinging to the minutes while I let you abide in m<text:span text:style-name="T32">e</text:span>. Take refuge in me. It is your will to submission to me that proves your inherent, essential inferiority to me.</text:p>
      <text:p text:style-name="P52"><text:tab/><text:tab/>And in your gratefulness for giving you my time and lending you my chest, you will give me your heart, your mind, your devotion, and your sweet sweet asshole. I know you don't particularly desire anal sex, and that's exactly why I desire to fuck you in it. I am Will to Power. I am Overman. I am deserving of all you are until you learn to evolve to be me. You'll know when you're like me because I'll one day respect and even admire your words as a peer. I'll compete with you like I do the men, and you'll win those competitions about half the time. And finally your will to submission will fade, and our sex will be out of mutual, equal respect, passion, and majestic rationality. I will help you reach that day as long as you abide in me, submit to me, let me exercise my natural, healthy Will to Power upon you. Stray, and I will fuck you back onto the right path. And you will feel warm. Oh so warm and cared for. While I make you like me. Rational. Superior. </text:p>
      <text:p text:style-name="P52"><text:tab/><text:tab/>And together we'll fuck the world.</text:p>
      <text:p text:style-name="P52">[2nd cave w/ patriarchally masculine queen. Both 1st + 2nd cave eschew bisexuality]</text:p>
      <text:p text:style-name="P52">[After exit 2 caves:]</text:p>
      <text:p text:style-name="P53">You look at me and say, "Must we submit to one or the other for ever and ever? Yes You enjoy submission and domination, yes you like genderqueer people, men, and women, but must you <text:soft-page-break/>choose one and abide in her forever and ever? Maybe we'll take turns being submitter and dominator. Maybe I'll submit and feel warm in the bedroom while you submit and feel warm outside it. Maybe one of us wants to submit and feel warm to the other all the time. That's okay! All that matters is that you give me power when I need it and I give you power when you need it, that the power between us swings at least a bit--that both of us let it swing. For we are on the same team. Cooperators and not competitors. </text:p>
      <text:p text:style-name="P53"><text:tab/><text:tab/>"Live, make many mistakes, and survive. Treasure and defend your memories, for they are all you are."</text:p>
      <text:p text:style-name="P53"/>
      <text:p text:style-name="P53">I-You</text:p>
      <text:p text:style-name="P53">I like it when you caress along the edge of me. It makes me feel cared for and loved.</text:p>
      <text:p text:style-name="P53"/>
      <text:p text:style-name="P53">Loose</text:p>
      <text:p text:style-name="P53">Realized dude was creepy as fuck</text:p>
      <text:p text:style-name="P53">Would submit to her if she was better and less an inversion, an echo of the warlock</text:p>
      <text:p text:style-name="P53">Woman is painfully typical male wet dream dominatrix. "Does she know she's of the male gaze?"</text:p>
      <text:p text:style-name="P53"/>
      <text:p text:style-name="P53">[2nd Cave] "I am and will always be the True Innocent White Woman."</text:p>
      <text:p text:style-name="P54">Solipsistic scribbles</text:p>
      <text:p text:style-name="P54"/>
      <text:p text:style-name="P54">Roll! Shaka. Roll! Shaka. Roll like the wind, Bullseye!</text:p>
      <text:p text:style-name="P54">Shaka when the walls fell. Fucking shaka when the walls fell!</text:p>
      <text:p text:style-name="P54">Would you rather live in an ordered world where everything is predictably and nothing ever happens, or would you rather live in a land of mystery where miracles happen everyday for those who are aware enough to see them? Because you get to choose which of the two worlds you live in. And I know which I choose.</text:p>
      <text:p text:style-name="P54"/>
      <text:p text:style-name="P54">I want someone who allows me to be who I am--doesn't fuck with what I love about myself--but also calls me on my shit. Is that so much to ask for?</text:p>
      <text:p text:style-name="P54"/>
      <text:p text:style-name="P54">And let me let you in on a little secret: the scientists live in the world of mystery too. </text:p>
      <text:p text:style-name="P63">Don’t trust those poor of memory, for their intention will mean nothing when their word effectively means nothing. Those with good memory, however, treasure as if they were you own child. And especially run from those goldfish brains. Run. Run.</text:p>
      <text:p text:style-name="P63">If he constantly erases memories from that blank slate, then he’s worth little more than a rock. </text:p>
      <text:p text:style-name="P63">Many see caring nature—nurturing nature—as a sign of weakness because it’s associated with femininity. But every enduring authority’s foundation is simply caring—or at least the perception of past and future, active care. Care for humans is the strongest, most potent act and expression of dominance. Know this well or be the plaything of wiser women.</text:p>
      <text:p text:style-name="P63">Will you dance with me? I just want to dance with you. Dance and dance and dance all night.--Not literally. Metaphorically. Books make terrible dance partners. But dance in relation. Dance with me. Dance. Please let us dance. Dance. Dance and let’s never stop. Dance until exhaustion. And then if you feel comfortable, let me bury my face in your stomach and wish and wish for that moment to never end, grateful that you allow me in your stomach at all. Let me find my tenuous security in you if only or a night, an hour, or but a few precious minutes. Let me love you if only for an instant of an instant. Let me be the vulnerable me; let yourself be the caring you.</text:p>
      <text:p text:style-name="P66"/>
      <text:p text:style-name="P63">Drag your tail in the mud, do, but keep your head well above. Breathing clear, eyes toward the Florida clouds.</text:p>
      <text:p text:style-name="P66"><text:soft-page-break/>About the author</text:p>
      <text:p text:style-name="P65">Zhuangzi Goldstein lives on a large sheep paddock in rural Afghanistan. He’s constantly trying to find the optimally-sized book to rest his head on. He is 14.3 years old, and you’ll never find him. You’re welcome to email him @______, but he’ll never respond. He’ll pray to the Dao for you, though. Anyway, Zhuangzi is an old Yiddish name if you were wondering.</text:p>
      <text:p text:style-name="P63"/>
      <text:p text:style-name="P63">A book that will save you from yourself, but you’ll have to save the book from itself first.</text:p>
      <text:p text:style-name="P63"/>
      <text:p text:style-name="P63">/r/goldsteignLoose</text:p>
      <text:p text:style-name="P63">/u/zhuangzigoldstein</text:p>
      <text:p text:style-name="P63"/>
      <text:p text:style-name="P63">(I could add a translator for shits and giggles)</text:p>
      <text:p text:style-name="P63"/>
      <text:p text:style-name="P63">The jittery fool comes back and preaches the Grand Theory of All Morality</text:p>
      <text:p text:style-name="P63">Short-run/long-run moral effects</text:p>
      <text:p text:style-name="P63">→ You denegrate the jittery fool</text:p>
      <text:p text:style-name="P63"/>
      <text:p text:style-name="P63">“Haha! Only you, jittery fool, can see the noise in the signal,” you say.</text:p>
      <text:p text:style-name="P63">O my Sisters!</text:p>
      <text:p text:style-name="P63">[cave 1] Submit to me and together we’ll rule the galaxy by the iron fist of rationality and all that is natural!</text:p>
      <text:p text:style-name="P63">[cave 2] “Submit to me and together we’ll smash his brittle face and usher in a new, oppressionless world!”<text:line-break/>“But what will I do? What is my place in this new world?” I say, for I am a male book—or male enough at least.</text:p>
      <text:p text:style-name="P63"><text:tab/>“Minor details! Our chief concern is, must be destruction of oppression. Mental masturbation world-building has no place in this phase where white women everywhere lack the will to power because the man trained her to see herself as nothing more than a less good version of himself. Less rational, less strong, even less caring, less selfless. And then he is the sole receiver of legitimate authority. Her Will to Power will finally be liberated forever and ever.”</text:p>
      <text:p text:style-name="P63"><text:tab/>“But again, what is my place in this new world you speak of? Should I can I exercise my will to submission? Can <text:span text:style-name="T33">I have a woman hold me and care for me the way the man promised he would do for me?”</text:span></text:p>
      <text:p text:style-name="P63"><text:tab/>“<text:span text:style-name="T33">Fuck no. No woman has time for that—no woman has time to take care of you like she’s your mother. Man up, grow some balls. No woman who respects herself will choose to be with a man like you—a man who has any feeble boyish childist Will to Submission left in him. Grow the fuck up. Be an island. You can support yourself. Just shut the fuck up and get out of our way.”</text:span></text:p>
      <text:p text:style-name="P63"><text:tab/><text:tab/><text:span text:style-name="T33">And I began to tear up at her words because clearly there was no place for me in her world.</text:span></text:p>
      <text:p text:style-name="P63"/>
      <text:p text:style-name="P64">(I could purposely fuck up your + you’re and their they’re there haha)</text:p>
      <text:p text:style-name="P64"/>
      <text:p text:style-name="P64">[out of the cave] “I think she’s right,” I say. “Her arguments do seem more rational, better researched, more in line with real science than his are. But she still seems like she’s just trying to beat him by being a better version of him. When, really, she’s toxic too. Not in all the ways he is but in many of them. Many of them.”</text:p>
      <text:p text:style-name="P64">[cave 1] “Here are my laws:”</text:p>
      <text:p text:style-name="P64"><text:tab/>[add in all utilitarian discourse system rules]</text:p>
      <text:p text:style-name="P64"><text:tab/>[plus treating irrational as nonpersons]</text:p>
      <text:p text:style-name="P64"><text:soft-page-break/>[cave 1] All Will to Submission is illness, and I, slave, am the cure. All Will to Power is health, and I <text:s/>am its perfectio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20-03-29T10:25:40.040148424</dc:date>
    <meta:editing-duration>PT1H35M9S</meta:editing-duration>
    <meta:editing-cycles>15</meta:editing-cycles>
    <meta:generator>LibreOffice/6.0.7.3$Linux_X86_64 LibreOffice_project/00m0$Build-3</meta:generator>
    <meta:document-statistic meta:table-count="0" meta:image-count="0" meta:object-count="0" meta:page-count="31" meta:paragraph-count="563" meta:word-count="19256" meta:character-count="104117" meta:non-whitespace-character-count="85482"/>
  </office:meta>
</office:document-meta>
</file>